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13f" officeooo:paragraph-rsid="001f413f"/>
    </style:style>
    <style:style style:name="P2" style:family="paragraph" style:parent-style-name="Standard">
      <style:text-properties officeooo:rsid="00239be8" officeooo:paragraph-rsid="00239be8"/>
    </style:style>
    <style:style style:name="P3" style:family="paragraph" style:parent-style-name="Standard">
      <style:text-properties officeooo:rsid="002654b8" officeooo:paragraph-rsid="002654b8"/>
    </style:style>
    <style:style style:name="P4" style:family="paragraph" style:parent-style-name="Standard">
      <style:text-properties officeooo:rsid="002755be" officeooo:paragraph-rsid="002755be"/>
    </style:style>
    <style:style style:name="P5" style:family="paragraph" style:parent-style-name="Standard">
      <style:text-properties officeooo:rsid="002755be" officeooo:paragraph-rsid="008e743d"/>
    </style:style>
    <style:style style:name="P6" style:family="paragraph" style:parent-style-name="Standard">
      <style:text-properties officeooo:rsid="0028e893" officeooo:paragraph-rsid="0028e893"/>
    </style:style>
    <style:style style:name="P7" style:family="paragraph" style:parent-style-name="Standard">
      <style:text-properties fo:font-weight="normal" officeooo:rsid="002d70f0" officeooo:paragraph-rsid="002d70f0" style:font-weight-asian="normal" style:font-weight-complex="normal"/>
    </style:style>
    <style:style style:name="P8" style:family="paragraph" style:parent-style-name="Standard">
      <style:text-properties officeooo:rsid="002f4d90" officeooo:paragraph-rsid="002f4d90"/>
    </style:style>
    <style:style style:name="P9" style:family="paragraph" style:parent-style-name="Standard">
      <style:text-properties style:text-underline-style="none" officeooo:rsid="00225991" officeooo:paragraph-rsid="00210963"/>
    </style:style>
    <style:style style:name="P10" style:family="paragraph" style:parent-style-name="Standard">
      <style:text-properties style:text-underline-style="none" officeooo:rsid="0028e893" officeooo:paragraph-rsid="0028e893"/>
    </style:style>
    <style:style style:name="P11" style:family="paragraph" style:parent-style-name="Standard">
      <style:text-properties style:text-underline-style="none" officeooo:rsid="0028e893" officeooo:paragraph-rsid="00854169"/>
    </style:style>
    <style:style style:name="P12" style:family="paragraph" style:parent-style-name="Standard">
      <style:text-properties style:text-underline-style="none" officeooo:rsid="0028e893" officeooo:paragraph-rsid="00b83a58"/>
    </style:style>
    <style:style style:name="P13" style:family="paragraph" style:parent-style-name="Standard">
      <style:text-properties style:text-underline-style="none" fo:font-weight="normal" officeooo:rsid="002c3a67" officeooo:paragraph-rsid="002c3a6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6b90e" officeooo:paragraph-rsid="0031e0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4063e3" officeooo:paragraph-rsid="004063e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063e3" officeooo:paragraph-rsid="004504c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23300" officeooo:paragraph-rsid="004233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3e147" officeooo:paragraph-rsid="0043e14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504c0" officeooo:paragraph-rsid="004504c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504c0" officeooo:paragraph-rsid="0048e90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51642" officeooo:paragraph-rsid="0045164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a5af4" officeooo:paragraph-rsid="004a5af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8e902" officeooo:paragraph-rsid="0048e902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4063e3" officeooo:paragraph-rsid="004063e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79c160" officeooo:paragraph-rsid="0079c160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7ce167" officeooo:paragraph-rsid="007ce16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7b948e" officeooo:paragraph-rsid="0028e893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b123d3" officeooo:paragraph-rsid="00b123d3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4504c0" officeooo:paragraph-rsid="0048e902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451642" officeooo:paragraph-rsid="00451642" style:font-weight-asian="bold" style:font-weight-complex="bold"/>
    </style:style>
    <style:style style:name="P31" style:family="paragraph" style:parent-style-name="Standard">
      <style:text-properties style:text-underline-style="none" officeooo:rsid="007ee7bf" officeooo:paragraph-rsid="007ee7bf"/>
    </style:style>
    <style:style style:name="P32" style:family="paragraph" style:parent-style-name="Standard">
      <style:text-properties style:text-underline-style="none" officeooo:rsid="007fd3fa" officeooo:paragraph-rsid="007fd3fa"/>
    </style:style>
    <style:style style:name="P33" style:family="paragraph" style:parent-style-name="Standard">
      <style:text-properties style:text-underline-style="none" officeooo:rsid="00803ae2" officeooo:paragraph-rsid="00803ae2"/>
    </style:style>
    <style:style style:name="P34" style:family="paragraph" style:parent-style-name="Standard">
      <style:text-properties style:text-underline-style="none" officeooo:rsid="0084205b" officeooo:paragraph-rsid="0084205b"/>
    </style:style>
    <style:style style:name="P35" style:family="paragraph" style:parent-style-name="Standard">
      <style:text-properties style:text-underline-style="none" officeooo:rsid="008d104a" officeooo:paragraph-rsid="008d104a"/>
    </style:style>
    <style:style style:name="P36" style:family="paragraph" style:parent-style-name="Standard">
      <style:text-properties style:text-underline-style="none" officeooo:rsid="008d104a" officeooo:paragraph-rsid="00b5de35"/>
    </style:style>
    <style:style style:name="P37" style:family="paragraph" style:parent-style-name="Standard">
      <style:text-properties style:text-underline-style="none" officeooo:rsid="008d104a" officeooo:paragraph-rsid="00b63894"/>
    </style:style>
    <style:style style:name="P38" style:family="paragraph" style:parent-style-name="Standard">
      <style:text-properties style:text-underline-style="none" officeooo:rsid="00b123d3" officeooo:paragraph-rsid="00b123d3"/>
    </style:style>
    <style:style style:name="P39" style:family="paragraph" style:parent-style-name="Standard">
      <style:text-properties style:text-underline-style="none" officeooo:rsid="00b8fa46" officeooo:paragraph-rsid="00b8fa46"/>
    </style:style>
    <style:style style:name="P40" style:family="paragraph" style:parent-style-name="Standard">
      <style:text-properties style:text-underline-style="none" officeooo:rsid="00be0648" officeooo:paragraph-rsid="00be0648"/>
    </style:style>
    <style:style style:name="P41" style:family="paragraph" style:parent-style-name="Standard">
      <style:text-properties style:text-underline-style="none" officeooo:rsid="00c20678" officeooo:paragraph-rsid="00c20678"/>
    </style:style>
    <style:style style:name="P42" style:family="paragraph" style:parent-style-name="Standard">
      <style:text-properties style:text-underline-style="none" officeooo:rsid="00c3bf34" officeooo:paragraph-rsid="00c3bf34"/>
    </style:style>
    <style:style style:name="P43" style:family="paragraph" style:parent-style-name="Standard">
      <style:text-properties fo:font-size="14pt" style:text-underline-style="none" fo:font-weight="bold" officeooo:rsid="002aedf1" officeooo:paragraph-rsid="002aedf1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style:text-underline-style="none" fo:font-weight="bold" officeooo:rsid="00451642" officeooo:paragraph-rsid="00451642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style:text-underline-style="none" fo:font-weight="bold" officeooo:rsid="004063e3" officeooo:paragraph-rsid="004063e3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style:text-underline-style="solid" style:text-underline-width="auto" style:text-underline-color="font-color" fo:font-weight="bold" officeooo:rsid="0079c160" officeooo:paragraph-rsid="0079c160" fo:background-color="#ff8000" style:font-size-asian="14pt" style:font-weight-asian="bold" style:font-size-complex="14pt" style:font-weight-complex="bold"/>
    </style:style>
    <style:style style:name="P47" style:family="paragraph" style:parent-style-name="Standard">
      <style:text-properties officeooo:rsid="003cea09" officeooo:paragraph-rsid="003cea09"/>
    </style:style>
    <style:style style:name="P48" style:family="paragraph" style:parent-style-name="Standard">
      <style:text-properties fo:font-size="10pt" style:text-underline-style="none" fo:font-weight="normal" officeooo:rsid="00451642" officeooo:paragraph-rsid="00451642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style:text-underline-style="none" fo:font-weight="normal" officeooo:rsid="0069492c" officeooo:paragraph-rsid="0069492c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style:text-underline-style="none" fo:font-weight="normal" officeooo:rsid="006f166e" officeooo:paragraph-rsid="006f166e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style:text-underline-style="none" fo:font-weight="normal" officeooo:rsid="00932c0b" officeooo:paragraph-rsid="00932c0b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style:text-underline-style="none" fo:font-weight="normal" officeooo:rsid="00992c00" officeooo:paragraph-rsid="00992c00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style:text-underline-style="none" fo:font-weight="normal" officeooo:rsid="0073dd64" officeooo:paragraph-rsid="00af39f2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style:text-underline-style="none" fo:font-weight="normal" officeooo:rsid="00c2928d" officeooo:paragraph-rsid="00c2928d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style:text-underline-style="none" fo:font-weight="bold" officeooo:rsid="00c47967" officeooo:paragraph-rsid="00c47967" style:font-size-asian="10pt" style:font-weight-asian="bold" style:font-size-complex="10pt" style:font-weight-complex="bold"/>
    </style:style>
    <style:style style:name="P57" style:family="paragraph" style:parent-style-name="Standard">
      <style:text-properties fo:font-size="12pt" style:text-underline-style="none" fo:font-weight="normal" officeooo:rsid="00451642" officeooo:paragraph-rsid="00451642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451642" officeooo:paragraph-rsid="00637d34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56cff9" officeooo:paragraph-rsid="0056cff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579c38" officeooo:paragraph-rsid="00579c38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5936da" officeooo:paragraph-rsid="005936da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59a709" officeooo:paragraph-rsid="0059a709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c6fce" officeooo:paragraph-rsid="005c6fce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607c6f" officeooo:paragraph-rsid="00607c6f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6551f8" officeooo:paragraph-rsid="006551f8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661a62" officeooo:paragraph-rsid="00451642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61a62" officeooo:paragraph-rsid="00661a62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6f166e" officeooo:paragraph-rsid="006f166e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f7397" officeooo:paragraph-rsid="006f7397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70a5a8" officeooo:paragraph-rsid="0070a5a8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70a5a8" officeooo:paragraph-rsid="0084205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737642" officeooo:paragraph-rsid="00737642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737642" officeooo:paragraph-rsid="0073dd64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73dd64" officeooo:paragraph-rsid="00737642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73dd64" officeooo:paragraph-rsid="0073dd64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75793b" officeooo:paragraph-rsid="0075793b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75793b" officeooo:paragraph-rsid="00b83a58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75793b" officeooo:paragraph-rsid="00854169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932c0b" officeooo:paragraph-rsid="00932c0b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992c00" officeooo:paragraph-rsid="00992c00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0a8cb8e" officeooo:paragraph-rsid="00a8cb8e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style:text-underline-style="none" fo:font-weight="normal" officeooo:rsid="00ae7f96" officeooo:paragraph-rsid="00ae7f96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style:text-underline-style="none" fo:font-weight="normal" officeooo:rsid="00aef769" officeooo:paragraph-rsid="00aef769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style:text-underline-style="none" fo:font-weight="normal" officeooo:rsid="00b20bfb" officeooo:paragraph-rsid="00854169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style:text-underline-style="none" fo:font-weight="normal" officeooo:rsid="00c2928d" officeooo:paragraph-rsid="00c2928d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style:text-underline-style="none" fo:font-weight="normal" officeooo:rsid="009fdff0" officeooo:paragraph-rsid="009fdff0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size="12pt" style:text-underline-style="none" fo:font-weight="bold" officeooo:rsid="0064232a" officeooo:paragraph-rsid="0064232a" style:font-size-asian="10.5pt" style:font-weight-asian="bold" style:font-size-complex="12pt" style:font-weight-complex="bold"/>
    </style:style>
    <style:style style:name="P88" style:family="paragraph" style:parent-style-name="Standard">
      <style:text-properties fo:font-size="12pt" style:text-underline-style="none" fo:font-weight="bold" officeooo:rsid="0069492c" officeooo:paragraph-rsid="0069492c" style:font-size-asian="10.5pt" style:font-weight-asian="bold" style:font-size-complex="12pt" style:font-weight-complex="bold"/>
    </style:style>
    <style:style style:name="P89" style:family="paragraph" style:parent-style-name="Standard">
      <style:text-properties fo:font-size="12pt" style:text-underline-style="none" fo:font-weight="bold" officeooo:rsid="006db987" officeooo:paragraph-rsid="006db987" style:font-size-asian="10.5pt" style:font-weight-asian="bold" style:font-size-complex="12pt" style:font-weight-complex="bold"/>
    </style:style>
    <style:style style:name="P90" style:family="paragraph" style:parent-style-name="Standard">
      <style:text-properties fo:font-size="12pt" style:text-underline-style="none" fo:font-weight="bold" officeooo:rsid="006f166e" officeooo:paragraph-rsid="006f166e" style:font-size-asian="10.5pt" style:font-weight-asian="bold" style:font-size-complex="12pt" style:font-weight-complex="bold"/>
    </style:style>
    <style:style style:name="P91" style:family="paragraph" style:parent-style-name="Standard">
      <style:text-properties fo:font-size="12pt" style:text-underline-style="none" fo:font-weight="bold" officeooo:rsid="0075793b" officeooo:paragraph-rsid="0075793b" style:font-size-asian="10.5pt" style:font-weight-asian="bold" style:font-size-complex="12pt" style:font-weight-complex="bold"/>
    </style:style>
    <style:style style:name="P92" style:family="paragraph" style:parent-style-name="Standard">
      <style:text-properties fo:font-size="12pt" style:text-underline-style="none" fo:font-weight="bold" officeooo:rsid="0075b9b2" officeooo:paragraph-rsid="0075b9b2" style:font-size-asian="10.5pt" style:font-weight-asian="bold" style:font-size-complex="12pt" style:font-weight-complex="bold"/>
    </style:style>
    <style:style style:name="P93" style:family="paragraph" style:parent-style-name="Standard">
      <style:text-properties fo:font-size="12pt" style:text-underline-style="none" fo:font-weight="bold" officeooo:rsid="00992c00" officeooo:paragraph-rsid="00992c00" style:font-size-asian="10.5pt" style:font-weight-asian="bold" style:font-size-complex="12pt" style:font-weight-complex="bold"/>
    </style:style>
    <style:style style:name="P94" style:family="paragraph" style:parent-style-name="Standard">
      <style:text-properties fo:font-size="12pt" style:text-underline-style="none" fo:font-weight="bold" officeooo:rsid="0073dd64" officeooo:paragraph-rsid="00a56b7b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style:text-underline-style="none" fo:font-weight="bold" officeooo:rsid="00a8cb8e" officeooo:paragraph-rsid="00a8cb8e" style:font-size-asian="10.5pt" style:font-weight-asian="bold" style:font-size-complex="12pt" style:font-weight-complex="bold"/>
    </style:style>
    <style:style style:name="P96" style:family="paragraph" style:parent-style-name="Standard">
      <style:text-properties fo:font-size="12pt" style:text-underline-style="none" fo:font-weight="bold" officeooo:rsid="00579c38" officeooo:paragraph-rsid="00579c38" style:font-size-asian="10.5pt" style:font-weight-asian="bold" style:font-size-complex="12pt" style:font-weight-complex="bold"/>
    </style:style>
    <style:style style:name="P97" style:family="paragraph" style:parent-style-name="Standard">
      <style:text-properties fo:font-size="12pt" style:text-underline-style="none" fo:font-weight="bold" officeooo:rsid="005936da" officeooo:paragraph-rsid="005936da" style:font-size-asian="10.5pt" style:font-weight-asian="bold" style:font-size-complex="12pt" style:font-weight-complex="bold"/>
    </style:style>
    <style:style style:name="P98" style:family="paragraph" style:parent-style-name="Standard">
      <style:text-properties fo:color="#ce181e" fo:font-size="12pt" style:text-underline-style="none" fo:font-weight="bold" officeooo:rsid="00451642" officeooo:paragraph-rsid="00637d34" style:font-size-asian="10.5pt" style:font-weight-asian="bold" style:font-size-complex="12pt" style:font-weight-complex="bold"/>
    </style:style>
    <style:style style:name="P99" style:family="paragraph" style:parent-style-name="Standard">
      <style:text-properties fo:color="#ce181e" fo:font-size="14pt" style:text-underline-style="none" fo:font-weight="bold" officeooo:rsid="00661a62" officeooo:paragraph-rsid="00637d34" style:font-size-asian="14pt" style:font-weight-asian="bold" style:font-size-complex="14pt" style:font-weight-complex="bold"/>
    </style:style>
    <style:style style:name="P100" style:family="paragraph" style:parent-style-name="Standard">
      <style:text-properties fo:color="#ce181e" fo:font-size="14pt" style:text-underline-style="none" fo:font-weight="bold" officeooo:rsid="00661a62" officeooo:paragraph-rsid="00661a62" style:font-size-asian="14pt" style:font-weight-asian="bold" style:font-size-complex="14pt" style:font-weight-complex="bold"/>
    </style:style>
    <style:style style:name="P101" style:family="paragraph" style:parent-style-name="Standard">
      <style:text-properties officeooo:rsid="00210963" officeooo:paragraph-rsid="00210963"/>
    </style:style>
    <style:style style:name="P102" style:family="paragraph" style:parent-style-name="Standard" style:list-style-name="L1">
      <style:text-properties style:text-underline-style="none" officeooo:rsid="0079c160" officeooo:paragraph-rsid="0079c160"/>
    </style:style>
    <style:style style:name="P103" style:family="paragraph" style:parent-style-name="Standard" style:list-style-name="L1">
      <style:text-properties style:text-underline-style="none" officeooo:rsid="007af3cd" officeooo:paragraph-rsid="007af3cd"/>
    </style:style>
    <style:style style:name="P104" style:family="paragraph" style:parent-style-name="Standard" style:list-style-name="L1">
      <style:text-properties style:text-underline-style="none" officeooo:rsid="007ce167" officeooo:paragraph-rsid="007ce167"/>
    </style:style>
    <style:style style:name="P105" style:family="paragraph" style:parent-style-name="Standard">
      <style:text-properties style:text-underline-style="none" fo:font-weight="bold" officeooo:rsid="00b123d3" officeooo:paragraph-rsid="00b123d3" style:font-weight-asian="bold" style:font-weight-complex="bold"/>
    </style:style>
    <style:style style:name="P106" style:family="paragraph" style:parent-style-name="Standard">
      <style:text-properties style:text-underline-style="none" officeooo:rsid="0028e893" officeooo:paragraph-rsid="0028e893"/>
    </style:style>
    <style:style style:name="P107" style:family="paragraph" style:parent-style-name="Standard">
      <style:text-properties style:text-underline-style="none" officeooo:rsid="00dbc581" officeooo:paragraph-rsid="00dbc581"/>
    </style:style>
    <style:style style:name="P108" style:family="paragraph" style:parent-style-name="Standard" style:list-style-name="L5">
      <style:text-properties style:text-underline-style="none" officeooo:rsid="00ec481a" officeooo:paragraph-rsid="00ec481a"/>
    </style:style>
    <style:style style:name="P109" style:family="paragraph" style:parent-style-name="Standard">
      <style:text-properties style:text-underline-style="none" officeooo:rsid="00ec481a" officeooo:paragraph-rsid="00ec481a"/>
    </style:style>
    <style:style style:name="P110" style:family="paragraph" style:parent-style-name="Standard" style:list-style-name="L5">
      <style:text-properties style:text-underline-style="none" officeooo:rsid="00ef2392" officeooo:paragraph-rsid="00ef2392"/>
    </style:style>
    <style:style style:name="P111" style:family="paragraph" style:parent-style-name="Standard" style:list-style-name="L2">
      <style:text-properties officeooo:paragraph-rsid="002d70f0"/>
    </style:style>
    <style:style style:name="P112" style:family="paragraph" style:parent-style-name="Standard" style:list-style-name="L2">
      <style:text-properties officeooo:rsid="0031e04b" officeooo:paragraph-rsid="0031e04b"/>
    </style:style>
    <style:style style:name="P113" style:family="paragraph" style:parent-style-name="Standard" style:list-style-name="L2">
      <style:text-properties fo:font-weight="bold" officeooo:rsid="0031e04b" officeooo:paragraph-rsid="0031e04b" style:font-weight-asian="bold" style:font-weight-complex="bold"/>
    </style:style>
    <style:style style:name="P114" style:family="paragraph" style:parent-style-name="Standard">
      <style:text-properties fo:font-size="12pt" style:text-underline-style="none" fo:font-weight="normal" officeooo:rsid="00451642" officeooo:paragraph-rsid="00c7aa9e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style:text-underline-style="none" fo:font-weight="normal" officeooo:rsid="00451642" officeooo:paragraph-rsid="00637d34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font-size="12pt" style:text-underline-style="none" fo:font-weight="normal" officeooo:rsid="0075793b" officeooo:paragraph-rsid="0075793b" style:font-size-asian="10.5pt" style:font-weight-asian="normal" style:font-size-complex="12pt" style:font-weight-complex="normal"/>
    </style:style>
    <style:style style:name="P117" style:family="paragraph" style:parent-style-name="Standard">
      <style:text-properties fo:font-size="12pt" style:text-underline-style="none" fo:font-weight="normal" officeooo:rsid="00d168af" officeooo:paragraph-rsid="00d168af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font-size="12pt" style:text-underline-style="none" fo:font-weight="normal" officeooo:rsid="00d25362" officeooo:paragraph-rsid="00d25362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font-size="12pt" style:text-underline-style="none" fo:font-weight="normal" officeooo:rsid="00d34c2d" officeooo:paragraph-rsid="00d34c2d" style:font-size-asian="10.5pt" style:font-weight-asian="normal" style:font-size-complex="12pt" style:font-weight-complex="normal"/>
    </style:style>
    <style:style style:name="P120" style:family="paragraph" style:parent-style-name="Standard">
      <style:text-properties fo:font-size="12pt" style:text-underline-style="none" fo:font-weight="normal" officeooo:rsid="00d4cdf9" officeooo:paragraph-rsid="00d4cdf9" style:font-size-asian="10.5pt" style:font-weight-asian="normal" style:font-size-complex="12pt" style:font-weight-complex="normal"/>
    </style:style>
    <style:style style:name="P121" style:family="paragraph" style:parent-style-name="Standard">
      <style:text-properties fo:font-size="12pt" style:text-underline-style="none" fo:font-weight="normal" officeooo:rsid="00d52fa6" officeooo:paragraph-rsid="00d52fa6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font-size="12pt" style:text-underline-style="none" fo:font-weight="normal" officeooo:rsid="00d5b02b" officeooo:paragraph-rsid="00d5b02b" style:font-size-asian="10.5pt" style:font-weight-asian="normal" style:font-size-complex="12pt" style:font-weight-complex="normal"/>
    </style:style>
    <style:style style:name="P123" style:family="paragraph" style:parent-style-name="Standard">
      <style:text-properties fo:font-size="12pt" style:text-underline-style="none" fo:font-weight="normal" officeooo:rsid="00d6e601" officeooo:paragraph-rsid="00d6e601" style:font-size-asian="10.5pt" style:font-weight-asian="normal" style:font-size-complex="12pt" style:font-weight-complex="normal"/>
    </style:style>
    <style:style style:name="P124" style:family="paragraph" style:parent-style-name="Standard">
      <style:text-properties fo:font-size="12pt" style:text-underline-style="none" fo:font-weight="normal" officeooo:rsid="00d7dc26" officeooo:paragraph-rsid="00d7dc26" style:font-size-asian="10.5pt" style:font-weight-asian="normal" style:font-size-complex="12pt" style:font-weight-complex="normal"/>
    </style:style>
    <style:style style:name="P125" style:family="paragraph" style:parent-style-name="Standard">
      <style:text-properties fo:font-size="12pt" style:text-underline-style="none" fo:font-weight="bold" officeooo:rsid="00d4cdf9" officeooo:paragraph-rsid="00d4cdf9" style:font-size-asian="10.5pt" style:font-weight-asian="bold" style:font-size-complex="12pt" style:font-weight-complex="bold"/>
    </style:style>
    <style:style style:name="P126" style:family="paragraph" style:parent-style-name="Standard">
      <style:text-properties fo:font-size="12pt" style:text-underline-style="none" fo:font-weight="bold" officeooo:rsid="00d52fa6" officeooo:paragraph-rsid="00d52fa6" style:font-size-asian="10.5pt" style:font-weight-asian="bold" style:font-size-complex="12pt" style:font-weight-complex="bold"/>
    </style:style>
    <style:style style:name="P127" style:family="paragraph" style:parent-style-name="Standard">
      <style:text-properties fo:font-size="16pt" style:text-underline-style="none" fo:font-weight="bold" officeooo:rsid="00d168af" officeooo:paragraph-rsid="00d168af" style:font-size-asian="16pt" style:font-weight-asian="bold" style:font-size-complex="16pt" style:font-weight-complex="bold"/>
    </style:style>
    <style:style style:name="P128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129" style:family="paragraph" style:parent-style-name="Standard">
      <style:text-properties fo:font-size="10pt" style:text-underline-style="none" fo:font-weight="normal" officeooo:rsid="00d4cdf9" officeooo:paragraph-rsid="00d4cdf9" style:font-size-asian="10pt" style:font-weight-asian="normal" style:font-size-complex="10pt" style:font-weight-complex="normal"/>
    </style:style>
    <style:style style:name="P130" style:family="paragraph" style:parent-style-name="Standard">
      <style:text-properties fo:font-size="9pt" style:text-underline-style="none" fo:font-weight="normal" officeooo:rsid="00d7dc26" officeooo:paragraph-rsid="00d7dc26" style:font-size-asian="9pt" style:font-weight-asian="normal" style:font-size-complex="9pt" style:font-weight-complex="normal"/>
    </style:style>
    <style:style style:name="P131" style:family="paragraph" style:parent-style-name="Standard">
      <style:text-properties officeooo:rsid="001f413f" officeooo:paragraph-rsid="001f413f"/>
    </style:style>
    <style:style style:name="P132" style:family="paragraph" style:parent-style-name="Standard">
      <style:text-properties officeooo:rsid="00d96496" officeooo:paragraph-rsid="00d96496"/>
    </style:style>
    <style:style style:name="P133" style:family="paragraph" style:parent-style-name="Standard">
      <style:text-properties fo:font-size="14pt" style:text-underline-style="none" fo:font-weight="bold" officeooo:rsid="00dbc581" officeooo:paragraph-rsid="00dbc581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dbc581" officeooo:paragraph-rsid="00dbc581" style:font-size-asian="14pt" style:font-weight-asian="bold" style:font-size-complex="14pt" style:font-weight-complex="bold"/>
    </style:style>
    <style:style style:name="P135" style:family="paragraph" style:parent-style-name="Standard" style:list-style-name="L4">
      <style:text-properties fo:font-size="14pt" style:text-underline-style="none" fo:font-weight="bold" officeooo:rsid="00dec6d8" officeooo:paragraph-rsid="00dec6d8" style:font-size-asian="14pt" style:font-weight-asian="bold" style:font-size-complex="14pt" style:font-weight-complex="bold"/>
    </style:style>
    <style:style style:name="P136" style:family="paragraph" style:parent-style-name="Standard" style:list-style-name="L4">
      <style:text-properties fo:font-size="14pt" style:text-underline-style="none" fo:font-weight="bold" officeooo:rsid="00e27568" officeooo:paragraph-rsid="00e27568" style:font-size-asian="14pt" style:font-weight-asian="bold" style:font-size-complex="14pt" style:font-weight-complex="bold"/>
    </style:style>
    <style:style style:name="P137" style:family="paragraph" style:parent-style-name="Standard" style:list-style-name="L4">
      <style:text-properties fo:font-size="14pt" style:text-underline-style="none" fo:font-weight="bold" officeooo:rsid="00e8477a" officeooo:paragraph-rsid="00e8477a" style:font-size-asian="14pt" style:font-weight-asian="bold" style:font-size-complex="14pt" style:font-weight-complex="bold"/>
    </style:style>
    <style:style style:name="P138" style:family="paragraph" style:parent-style-name="Standard" style:list-style-name="L4">
      <style:text-properties fo:font-size="14pt" style:text-underline-style="none" fo:font-weight="bold" officeooo:rsid="00ea711e" officeooo:paragraph-rsid="00ea711e" style:font-size-asian="14pt" style:font-weight-asian="bold" style:font-size-complex="14pt" style:font-weight-complex="bold"/>
    </style:style>
    <style:style style:name="P139" style:family="paragraph" style:parent-style-name="Standard">
      <style:text-properties fo:font-size="14pt" style:text-underline-style="none" fo:font-weight="bold" officeooo:rsid="00ea711e" officeooo:paragraph-rsid="00ea711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04c0" style:font-weight-asian="bold" style:font-weight-complex="bold"/>
    </style:style>
    <style:style style:name="T3" style:family="text">
      <style:text-properties fo:font-weight="bold" officeooo:rsid="0045c6f0" style:font-weight-asian="bold" style:font-weight-complex="bold"/>
    </style:style>
    <style:style style:name="T4" style:family="text">
      <style:text-properties fo:font-weight="bold" officeooo:rsid="007b948e" style:font-weight-asian="bold" style:font-weight-complex="bold"/>
    </style:style>
    <style:style style:name="T5" style:family="text">
      <style:text-properties fo:font-weight="bold" officeooo:rsid="007fd3fa" style:font-weight-asian="bold" style:font-weight-complex="bold"/>
    </style:style>
    <style:style style:name="T6" style:family="text">
      <style:text-properties fo:font-weight="bold" officeooo:rsid="00467504" style:font-weight-asian="bold" style:font-weight-complex="bold"/>
    </style:style>
    <style:style style:name="T7" style:family="text">
      <style:text-properties fo:font-weight="bold" officeooo:rsid="005c775a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2599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officeooo:rsid="00297122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d70f0" style:font-weight-asian="normal" style:font-weight-complex="normal"/>
    </style:style>
    <style:style style:name="T16" style:family="text">
      <style:text-properties style:text-underline-style="none" fo:font-weight="normal" officeooo:rsid="0030cc45" style:font-weight-asian="normal" style:font-weight-complex="normal"/>
    </style:style>
    <style:style style:name="T17" style:family="text">
      <style:text-properties style:text-underline-style="none" fo:font-weight="normal" officeooo:rsid="0031efe5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none" fo:font-weight="normal" officeooo:rsid="00547420" style:font-weight-asian="normal" style:font-weight-complex="normal"/>
    </style:style>
    <style:style style:name="T22" style:family="text">
      <style:text-properties style:text-underline-style="none" officeooo:rsid="00284b58"/>
    </style:style>
    <style:style style:name="T23" style:family="text">
      <style:text-properties officeooo:rsid="0027203e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8e893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3a2ff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bbcdfe" style:font-size-asian="14pt" style:font-weight-asian="bold" style:font-size-complex="14pt" style:font-weight-complex="bold"/>
    </style:style>
    <style:style style:name="T2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9" style:family="text">
      <style:text-properties fo:font-size="14pt" style:text-underline-style="none" fo:font-weight="bold" officeooo:rsid="00225991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32" style:family="text">
      <style:text-properties officeooo:rsid="003cea0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51642" style:font-weight-asian="normal" style:font-weight-complex="normal"/>
    </style:style>
    <style:style style:name="T35" style:family="text">
      <style:text-properties fo:font-weight="normal" officeooo:rsid="00c97ff1" style:font-weight-asian="normal" style:font-weight-complex="normal"/>
    </style:style>
    <style:style style:name="T36" style:family="text">
      <style:text-properties officeooo:rsid="005e0212"/>
    </style:style>
    <style:style style:name="T37" style:family="text">
      <style:text-properties officeooo:rsid="00661a62"/>
    </style:style>
    <style:style style:name="T38" style:family="text">
      <style:text-properties officeooo:rsid="006b3609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officeooo:rsid="00714f1f"/>
    </style:style>
    <style:style style:name="T41" style:family="text">
      <style:text-properties fo:font-size="12pt" fo:font-weight="normal" officeooo:rsid="0070a5a8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5793b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8cdd87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b20bfb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b83a58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bbc978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dcc041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dcfb10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dfe18c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e12466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e3c211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e59884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e752f8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eb154f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ec481a" style:font-size-asian="12pt" style:font-weight-asian="normal" style:font-size-complex="12pt" style:font-weight-complex="normal"/>
    </style:style>
    <style:style style:name="T57" style:family="text">
      <style:text-properties fo:font-size="12pt" fo:font-weight="bold" officeooo:rsid="008cdd87" style:font-size-asian="10.5pt" style:font-weight-asian="bold" style:font-size-complex="12pt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ced755" style:font-size-asian="12pt" style:font-size-complex="12pt"/>
    </style:style>
    <style:style style:name="T60" style:family="text">
      <style:text-properties fo:font-size="12pt" officeooo:rsid="00ceed47" style:font-size-asian="12pt" style:font-size-complex="12pt"/>
    </style:style>
    <style:style style:name="T61" style:family="text">
      <style:text-properties fo:font-size="12pt" officeooo:rsid="00e1e509" style:font-size-asian="12pt" style:font-size-complex="12pt"/>
    </style:style>
    <style:style style:name="T62" style:family="text">
      <style:text-properties fo:font-size="12pt" officeooo:rsid="00e12466" style:font-size-asian="12pt" style:font-size-complex="12pt"/>
    </style:style>
    <style:style style:name="T63" style:family="text">
      <style:text-properties fo:font-size="12pt" officeooo:rsid="00ea2b8b" style:font-size-asian="12pt" style:font-size-complex="12pt"/>
    </style:style>
    <style:style style:name="T64" style:family="text">
      <style:text-properties fo:font-size="12pt" officeooo:rsid="00eb154f" style:font-size-asian="12pt" style:font-size-complex="12pt"/>
    </style:style>
    <style:style style:name="T65" style:family="text">
      <style:text-properties fo:font-size="12pt" officeooo:rsid="00ec481a" style:font-size-asian="12pt" style:font-size-complex="12pt"/>
    </style:style>
    <style:style style:name="T66" style:family="text">
      <style:text-properties fo:color="#ce181e"/>
    </style:style>
    <style:style style:name="T67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ce181e" fo:font-weight="normal" style:font-weight-asian="normal" style:font-weight-complex="normal"/>
    </style:style>
    <style:style style:name="T69" style:family="text">
      <style:text-properties fo:color="#ce181e" fo:font-size="12pt" officeooo:rsid="00ced755" style:font-size-asian="12pt" style:font-size-complex="12pt"/>
    </style:style>
    <style:style style:name="T70" style:family="text">
      <style:text-properties fo:color="#ce181e" fo:font-weight="bold" style:font-weight-asian="bold" style:font-weight-complex="bold"/>
    </style:style>
    <style:style style:name="T71" style:family="text">
      <style:text-properties officeooo:rsid="009a59ff"/>
    </style:style>
    <style:style style:name="T72" style:family="text">
      <style:text-properties officeooo:rsid="00a117ad"/>
    </style:style>
    <style:style style:name="T73" style:family="text">
      <style:text-properties officeooo:rsid="00a29c42"/>
    </style:style>
    <style:style style:name="T74" style:family="text">
      <style:text-properties officeooo:rsid="00af39f2"/>
    </style:style>
    <style:style style:name="T75" style:family="text">
      <style:text-properties officeooo:rsid="00bbcdfe"/>
    </style:style>
    <style:style style:name="T76" style:family="text">
      <style:text-properties officeooo:rsid="00d25362"/>
    </style:style>
    <style:style style:name="T77" style:family="text">
      <style:text-properties officeooo:rsid="00dab3eb"/>
    </style:style>
    <style:style style:name="T78" style:family="text">
      <style:text-properties officeooo:rsid="00ec5ce1"/>
    </style:style>
    <style:style style:name="T79" style:family="text">
      <style:text-properties officeooo:rsid="00ec77d3"/>
    </style:style>
    <style:style style:name="T80" style:family="text">
      <style:text-properties officeooo:rsid="00f0c6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T26">K</text:span><text:span text:style-name="T24">8s = Kubernetes</text:span></text:p>
      <text:p text:style-name="P1"><text:span text:style-name="T26"/></text:p>
      <text:p text:style-name="P1"><text:span text:style-name="T26">Co</text:span><text:span text:style-name="T24">ntainers</text:span>: Are a bit like virtual machines, but they are smaller and start up faster. </text:p>
      <text:p text:style-name="P2"/>
      <text:p text:style-name="P2">Wrap software in independent portable packages, making it easy to quickly sun software in a variety of environments.</text:p>
      <text:p text:style-name="P2"/>
      <text:p text:style-name="P3">Helps to ensure high availability <text:span text:style-name="T23">and make it easy to scale resources.</text:span></text:p>
      <text:p text:style-name="P3"/>
      <text:p text:style-name="P4">Containers let’s you to run a variety of software components across a cluster of generic software.</text:p>
      <text:p text:style-name="P4"/>
      <text:p text:style-name="P47"><text:span text:style-name="T24">Container Runtime:</text:span><text:span text:style-name="T30"> </text:span>Software that execute containers and manage container images on a node.</text:p>
      <text:p text:style-name="P4"/>
      <text:p text:style-name="P8">Docker is leading the container <text:span text:style-name="T32">runtime</text:span> marke<text:span text:style-name="T32">t, but there are others like Lxd,Rkt (rocket) or Containerd.</text:span></text:p>
      <text:p text:style-name="P8"/>
      <text:p text:style-name="P101"><text:span text:style-name="T24">Container orchestration tool </text:span><text:span text:style-name="T25">(cot)</text:span><text:span text:style-name="T1">:</text:span> <text:span text:style-name="T9">The goal is to automate our application infrastructure and make it easy to manage.</text:span></text:p>
      <text:p text:style-name="P9"/>
      <text:p text:style-name="P5"><text:span text:style-name="T9">If I want to scale up several containers to handle additional load, deploy new code to my entire cluster </text:span><text:span text:style-name="T22">or ensure that multiple instances of a piece of software are spread across multiple servers for HA I can do it manually, taking a lot of time, or using a container orchestration tool.</text:span></text:p>
      <text:p text:style-name="P9"/>
      <text:p text:style-name="P6"><text:span text:style-name="T29">K</text:span><text:span text:style-name="T28">ubernetes:</text:span><text:span text:style-name="T8"> Is a container orchestration tool.</text:span></text:p>
      <text:p text:style-name="P6"><text:span text:style-name="T8">Was created by google to manage it’s infrastructure. </text:span><text:span text:style-name="T13">Is an open source software maintained by several companies</text:span><text:span text:style-name="T8"> and is leading by far the cot market.</text:span></text:p>
      <text:p text:style-name="P10"/>
      <text:p text:style-name="P10"><text:a xlink:type="simple" xlink:href="https://kubernetes.io/docs/tutorials/kubernetes-basics/" text:style-name="Internet_20_link" text:visited-style-name="Visited_20_Internet_20_Link">https://kubernetes.io/docs/tutorials/kubernetes-basics/</text:a></text:p>
      <text:p text:style-name="P10"/>
      <text:p text:style-name="P10"><text:span text:style-name="T27">S</text:span><text:span text:style-name="T24">oftware defined network (SDN):</text:span><text:span text:style-name="T30"> </text:span><text:span text:style-name="T75">Flannel by Coreos, Weave Net by WeaveWorks.</text:span></text:p>
      <text:p text:style-name="P10"/>
      <text:p text:style-name="P40"><text:span text:style-name="T24">Minikube:</text:span> Runs a single node kubernetes cluster using a virtual machine on my computer.</text:p>
      <text:p text:style-name="P40"/>
      <text:p text:style-name="P40"><text:span text:style-name="T24">Web UI (Dashboard):</text:span> <text:span text:style-name="T77">Dashboard UI. Web based kubernetes user interface. Created by google and more companies. Quite similar to GCP UI.</text:span></text:p>
      <text:p text:style-name="P10"/>
      <text:p text:style-name="P133">Components: <text:span text:style-name="T48">Kubernetes consist on multiple components working together in order to provide the overall functionality of a k8s cluster. </text:span><text:span text:style-name="T49">Many of them are running as pods.</text:span></text:p>
      <text:p text:style-name="P133"><text:span text:style-name="T49"/></text:p>
      <text:p text:style-name="P133"><text:span text:style-name="T49"><text:tab/></text:span><text:span text:style-name="T64">For control-plane</text:span><text:span text:style-name="T55"> (Master Node)</text:span></text:p>
      <text:list xml:id="list3271149410" text:style-name="L4">
        <text:list-item>
          <text:p text:style-name="P135"><text:span text:style-name="T61">e</text:span><text:span text:style-name="T58">tcd</text:span><text:span text:style-name="T47">: Provides distributed, synchronized data storage for the cluster state.</text:span><text:span text:style-name="T50"> </text:span><text:span text:style-name="T51">Not only stores the data, ensures that is synchronized across all the nodes.</text:span></text:p>
        </text:list-item>
        <text:list-item>
          <text:p text:style-name="P136"><text:span text:style-name="T62">k</text:span><text:span text:style-name="T58">ube-apiserver:</text:span><text:span text:style-name="T47"> Serves </text:span><text:span text:style-name="T52">the k8s API, the primary interface for the cluster. </text:span><text:span text:style-name="T53">Simple REST based web API. </text:span><text:span text:style-name="T52"><text:s/></text:span><text:span text:style-name="T53">Anytime you interact with the cluster, </text:span><text:span text:style-name="T54">like to make changes or get information,</text:span><text:span text:style-name="T53"> API is gonna be </text:span><text:span text:style-name="T54">involved.</text:span></text:p>
        </text:list-item>
        <text:list-item>
          <text:p text:style-name="P137"><text:span text:style-name="T63">k</text:span><text:span text:style-name="T58">ube-controller-manager: </text:span><text:span text:style-name="T47">Does all the behind the scenes job on the cluster, the opposite of API.</text:span></text:p>
        </text:list-item>
        <text:list-item>
          <text:p text:style-name="P138"><text:soft-page-break/><text:span text:style-name="T47">kube-scheduler: <text:s/>Responsible on when to run pods and what nodes those pods need to run on.</text:span></text:p>
          <text:p text:style-name="P138"><text:span text:style-name="T47">Does it behind the scenes.</text:span></text:p>
        </text:list-item>
      </text:list>
      <text:p text:style-name="P139"><text:span text:style-name="T47"/></text:p>
      <text:p text:style-name="P139"><text:span text:style-name="T47"/></text:p>
      <text:p text:style-name="P134"><text:span text:style-name="T48"><text:tab/></text:span><text:span text:style-name="T65">For all the individual nodes</text:span><text:span text:style-name="T56"> (workers, masters)</text:span></text:p>
      <text:list xml:id="list929185090" text:style-name="L5">
        <text:list-item>
          <text:p text:style-name="P108"><text:span text:style-name="T1">kubelet: </text:span>Middle man between k8s API and the container runner (Docker,<text:span text:style-name="T78">etc</text:span>). <text:span text:style-name="T79">When a container need actually to be ran on a node control-plane reaches out on that node and then the kubelet on that node instucts the container runner to go ahead and run that container. Is not running as a pod, runs as a service: <text:tab/> sudo systemctl status kubelet</text:span></text:p>
        </text:list-item>
      </text:list>
      <text:p text:style-name="P109"/>
      <text:list xml:id="list73949959878972" text:continue-numbering="true" text:style-name="L5">
        <text:list-item>
          <text:p text:style-name="P110"><text:span text:style-name="T1">kube-proxy: </text:span>Handles networking communications between nodes. <text:span text:style-name="T80">Routes traffic. Writes firewall rules to the routing tables of each nodes to allow the traffic to be routed apropiatly.</text:span></text:p>
        </text:list-item>
      </text:list>
      <text:p text:style-name="P107"/>
      <text:p text:style-name="P107"/>
      <text:p text:style-name="P10"/>
      <text:p text:style-name="Horizontal_20_Line"/>
      <text:p text:style-name="P46">Keystrokes:</text:p>
      <text:p text:style-name="P25"/>
      <text:p text:style-name="P26">See version:</text:p>
      <text:list xml:id="list2564268898" text:style-name="L1">
        <text:list-item>
          <text:p text:style-name="P102"><text:span text:style-name="T1">docker:</text:span> <text:s text:c="9"/><text:span text:style-name="T34">sudo docker version</text:span></text:p>
        </text:list-item>
        <text:list-item>
          <text:p text:style-name="P103"><text:span text:style-name="T1">kubeadm: <text:s text:c="3"/></text:span><text:s text:c="2"/>sudo kubeadm version</text:p>
        </text:list-item>
        <text:list-item>
          <text:p text:style-name="P104"><text:span text:style-name="T1">kubectl:</text:span> <text:s text:c="8"/>sudo kubectl version</text:p>
        </text:list-item>
      </text:list>
      <text:p text:style-name="P27"/>
      <text:p text:style-name="P34"><text:span text:style-name="T4">G</text:span><text:span text:style-name="T1">et Nodes:<text:tab/><text:tab/></text:span><text:span text:style-name="T41">kubectl get nodes</text:span></text:p>
      <text:p text:style-name="P71"/>
      <text:p text:style-name="P10"><text:span text:style-name="T4">See all pods:<text:tab/></text:span><text:tab/>kubectl get pods --all-namespaces -o wide</text:p>
      <text:p text:style-name="P11"><text:tab/><text:tab/><text:tab/><text:span text:style-name="T42">kubectl get pods -n kube-system</text:span></text:p>
      <text:p text:style-name="P11"><text:span text:style-name="T42"><text:tab/><text:tab/><text:tab/></text:span><text:span text:style-name="T46">kubectl get pods -n &lt;pod_name&gt; -w (w is like tail -f)</text:span></text:p>
      <text:p text:style-name="P77"><text:tab/></text:p>
      <text:p text:style-name="P77"><text:tab/><text:tab/><text:tab/>kubectl get nodes -o yaml</text:p>
      <text:p text:style-name="P12"><text:span text:style-name="T42"><text:tab/><text:tab/><text:tab/>kubectl get nodes -o </text:span><text:span text:style-name="T45">name</text:span></text:p>
      <text:p text:style-name="P12"><text:span text:style-name="T45"><text:tab/><text:tab/><text:tab/>kubectl get nodes -o wide</text:span><text:span text:style-name="T42"><text:tab/><text:tab/><text:tab/></text:span></text:p>
      <text:p text:style-name="P78"/>
      <text:p text:style-name="P11"><text:span text:style-name="T57">Describe nodes:</text:span><text:span text:style-name="T43"><text:tab/></text:span><text:span text:style-name="T42">kubectl describe nodes</text:span></text:p>
      <text:p text:style-name="P11"><text:span text:style-name="T42"><text:tab/><text:tab/><text:tab/></text:span><text:span text:style-name="T44">kubectl describe </text:span></text:p>
      <text:p text:style-name="P84"/>
      <text:p text:style-name="P31"><text:span text:style-name="T5">See deployment:</text:span><text:tab/>kubectl get deployment</text:p>
      <text:p text:style-name="P32"><text:span text:style-name="T1">See services:<text:tab/></text:span><text:tab/>kubectl get svc</text:p>
      <text:p text:style-name="P33"/>
      <text:p text:style-name="P42"><text:span text:style-name="T1">Reset kubeadm:</text:span><text:tab/>kubeadm reset <text:s/>→ will remove the worker node from the cluster, then you can <text:tab/><text:tab/><text:tab/><text:tab/>join the node again</text:p>
      <text:p text:style-name="P33"/>
      <text:p text:style-name="P35"><text:span text:style-name="T1">Check logs:</text:span><text:tab/><text:tab/>journalctl -u kubelet</text:p>
      <text:p text:style-name="P35"><text:tab/><text:tab/><text:tab/>/<text:span text:style-name="T71">var/log/pods/(pod number) <text:s/></text:span></text:p>
      <text:p text:style-name="P36"><text:tab/><text:tab/><text:tab/>kubectl get po --namespace kube-system -l app=flannel <text:tab/><text:tab/><text:tab/></text:p>
      <text:p text:style-name="P37">kubectl logs --namespace kube-system <text:span text:style-name="T1">&lt;POD_ID&gt;</text:span> -c kube-flannel</text:p>
      <text:p text:style-name="P36">kubectl logs --namespace kube-system <text:span text:style-name="T1">kube-flannel-ds-amd64-2mwxm</text:span> -c kube-flannel</text:p>
      <text:p text:style-name="P28"/>
      <text:p text:style-name="P41"><text:soft-page-break/><text:span text:style-name="T1">See docker available versions: <text:s text:c="2"/></text:span><text:span text:style-name="T33">apt-cache madison docker-ce</text:span></text:p>
      <text:p text:style-name="P28"/>
      <text:p text:style-name="P38"><text:span text:style-name="T1">Services:</text:span><text:tab/><text:tab/>systemctl status kubelet</text:p>
      <text:p text:style-name="P38"/>
      <text:p text:style-name="P39"><text:span text:style-name="T1">Configuration files:</text:span><text:tab/>/etc/kubernetes/manifests/kube-controller-manager.yaml<text:tab/></text:p>
      <text:p text:style-name="P38"/>
      <text:p text:style-name="P38"/>
      <text:p text:style-name="Horizontal_20_Line"/>
      <text:p text:style-name="P43">Build a kubernetes cluster: <text:span text:style-name="T69">ATENTION</text:span><text:span text:style-name="T59"> 2 CPU </text:span><text:span text:style-name="T60">per</text:span><text:span text:style-name="T59"> server are requested.</text:span></text:p>
      <text:p text:style-name="P13">Will install 3 physical/virtual servers. 1 Kube master and 2 Kube <text:span text:style-name="T73">worker</text:span> nodes</text:p>
      <text:p text:style-name="P13"/>
      <text:p text:style-name="P7"><text:span text:style-name="T10">Kube Master:</text:span><text:span text:style-name="T8"> We have to install on it</text:span></text:p>
      <text:list xml:id="list1813838865" text:style-name="L2">
        <text:list-item>
          <text:p text:style-name="P111"><text:span text:style-name="T11">Docker:</text:span><text:span text:style-name="T15"> <text:s/></text:span><text:span text:style-name="T16">Is gonna be the </text:span><text:span text:style-name="T31">container runtime</text:span><text:span text:style-name="T16">, kubernetes requires a container runtime.</text:span></text:p>
        </text:list-item>
        <text:list-item>
          <text:p text:style-name="P112"><text:span text:style-name="T12">K</text:span><text:span text:style-name="T10">ubeadm:</text:span><text:span text:style-name="T14"> </text:span><text:span text:style-name="T17">Additional tool to help to set up a kubernetes cluster. Automates a lot of st</text:span><text:span text:style-name="T21">u</text:span><text:span text:style-name="T17">f</text:span><text:span text:style-name="T21">f</text:span><text:span text:style-name="T17">.</text:span></text:p>
        </text:list-item>
        <text:list-item>
          <text:p text:style-name="P113"><text:span text:style-name="T8">Kubelet: </text:span><text:span text:style-name="T18">Agent that manages the process of running containers on each node.</text:span></text:p>
        </text:list-item>
        <text:list-item>
          <text:p text:style-name="P112"><text:span text:style-name="T10">Kubectl:</text:span><text:span text:style-name="T14"> </text:span><text:span text:style-name="T19">Command line tool to interact with the cluster.</text:span></text:p>
        </text:list-item>
        <text:list-item>
          <text:p text:style-name="P112"><text:span text:style-name="T10">Control Plane:</text:span><text:span text:style-name="T14"> </text:span><text:span text:style-name="T20">Services that allow kubernetes master to control the cluster. Run as container on the master.</text:span></text:p>
        </text:list-item>
      </text:list>
      <text:p text:style-name="P14"/>
      <text:p text:style-name="Horizontal_20_Line"/>
      <text:p text:style-name="P45">Install Docker: </text:p>
      <text:p text:style-name="P15"/>
      <text:p text:style-name="P24">1) Add/<text:span text:style-name="T36">install</text:span> the Docker repository GPG key:</text:p>
      <text:p text:style-name="P15"/>
      <text:p text:style-name="P15"><text:tab/>curl -fsSL https://download.docker.com/linux/ubuntu/gpg | sudo apt-key add -</text:p>
      <text:p text:style-name="P17"/>
      <text:p text:style-name="P17">If all is fine you have to see: <text:s/>OK </text:p>
      <text:p text:style-name="P17"/>
      <text:p text:style-name="P17"/>
      <text:p text:style-name="P17"/>
      <text:p text:style-name="P18"><text:span text:style-name="T1">2)</text:span> <text:span text:style-name="T1">Add the Docker repository:</text:span></text:p>
      <text:p text:style-name="P18"/>
      <text:p text:style-name="P18">sudo add-apt-repository \</text:p>
      <text:p text:style-name="P18"><text:s text:c="3"/>"deb [arch=amd64] https://download.docker.com/linux/ubuntu \</text:p>
      <text:p text:style-name="P18"><text:s text:c="3"/>$(lsb_release -cs) \</text:p>
      <text:p text:style-name="P18"><text:s text:c="3"/>stable"</text:p>
      <text:p text:style-name="P15"/>
      <text:p text:style-name="P18">You will see something like this:</text:p>
      <text:p text:style-name="P15">Hit:1 http://eu-west-1.ec2.archive.ubuntu.com/ubuntu bionic InRelease</text:p>
      <text:p text:style-name="P15">Get:2 http://eu-west-1.ec2.archive.ubuntu.com/ubuntu bionic-updates InRelease [88.7 kB]</text:p>
      <text:p text:style-name="P15">Get:3 http://eu-west-1.ec2.archive.ubuntu.com/ubuntu bionic-backports InRelease [74.6 kB]</text:p>
      <text:p text:style-name="P15">Get:4 https://download.docker.com/linux/ubuntu bionic InRelease [64.4 kB]</text:p>
      <text:p text:style-name="P15">Get:5 http://security.ubuntu.com/ubuntu bionic-security InRelease [88.7 kB]</text:p>
      <text:p text:style-name="P15">Get:6 https://download.docker.com/linux/ubuntu bionic/stable amd64 Packages [6918 B]</text:p>
      <text:p text:style-name="P15">Fetched 323 kB in 1s (465 kB/s)</text:p>
      <text:p text:style-name="P15">Reading package lists... Done</text:p>
      <text:p text:style-name="P15"/>
      <text:p text:style-name="P15"><text:soft-page-break/></text:p>
      <text:p text:style-name="P16"><text:span text:style-name="T2">3) </text:span><text:span text:style-name="T3">Reload the apt source list:</text:span></text:p>
      <text:p text:style-name="P16"><text:tab/>sudo apt-get update</text:p>
      <text:p text:style-name="P15"/>
      <text:p text:style-name="P29">4) Install docker community edition for ubuntu:</text:p>
      <text:p text:style-name="P20"/>
      <text:p text:style-name="P23">Be aware that if you install the last docker version kubeadm can not work because the docker version needs to be tested for a while. Here we are installing a specific version of docker.</text:p>
      <text:p text:style-name="P19"/>
      <text:p text:style-name="P15"><text:tab/>sudo apt-get install -y docker-ce=<text:span text:style-name="T1">18.06.1</text:span>~ce~3-0~ubuntu</text:p>
      <text:p text:style-name="P15"/>
      <text:p text:style-name="P19"><text:span text:style-name="T1">5) </text:span><text:span text:style-name="T6">Prevent auto updates for the docker package:</text:span></text:p>
      <text:p text:style-name="P15"><text:tab/>sudo apt-mark hold docker-ce</text:p>
      <text:p text:style-name="P15"/>
      <text:p text:style-name="P22">Will say: <text:s/>docker-ce set on hold.</text:p>
      <text:p text:style-name="P15"/>
      <text:p text:style-name="P30">6) Verify the version:</text:p>
      <text:p text:style-name="P21"><text:tab/>sudo docker version</text:p>
      <text:p text:style-name="P48"/>
      <text:p text:style-name="P48">Client:</text:p>
      <text:p text:style-name="P48"><text:s/>Version: <text:s text:c="10"/>18.06.1-ce</text:p>
      <text:p text:style-name="P48"><text:s/>API version: <text:s text:c="6"/>1.38</text:p>
      <text:p text:style-name="P48"><text:s/>Go version: <text:s text:c="7"/>go1.10.3</text:p>
      <text:p text:style-name="P48"><text:s/>Git commit: <text:s text:c="7"/>e68fc7a</text:p>
      <text:p text:style-name="P48"><text:s/>Built: <text:s text:c="12"/>Tue Aug 21 17:24:51 2018</text:p>
      <text:p text:style-name="P48"><text:s/>OS/Arch: <text:s text:c="10"/>linux/amd64</text:p>
      <text:p text:style-name="P48"><text:s/>Experimental: <text:s text:c="5"/>false</text:p>
      <text:p text:style-name="P48"/>
      <text:p text:style-name="P48">Server:</text:p>
      <text:p text:style-name="P48"><text:s/>Engine:</text:p>
      <text:p text:style-name="P48"><text:s text:c="2"/>Version: <text:s text:c="9"/>18.06.1-ce</text:p>
      <text:p text:style-name="P48"><text:s text:c="2"/>API version: <text:s text:c="5"/>1.38 (minimum version 1.12)</text:p>
      <text:p text:style-name="P48"><text:s text:c="2"/>Go version: <text:s text:c="6"/>go1.10.3</text:p>
      <text:p text:style-name="P48"><text:s text:c="2"/>Git commit: <text:s text:c="6"/>e68fc7a</text:p>
      <text:p text:style-name="P48"><text:s text:c="2"/>Built: <text:s text:c="11"/>Tue Aug 21 17:23:15 2018</text:p>
      <text:p text:style-name="P48"><text:s text:c="2"/>OS/Arch: <text:s text:c="9"/>linux/amd64</text:p>
      <text:p text:style-name="P48"><text:s text:c="2"/>Experimental: <text:s text:c="4"/>false</text:p>
      <text:p text:style-name="P48"/>
      <text:p text:style-name="Horizontal_20_Line"/>
      <text:p text:style-name="P44"/>
      <text:p text:style-name="P44">Installing Kubeadm, Kubelet, and Kubectl:</text:p>
      <text:p text:style-name="P57"/>
      <text:p text:style-name="P59"><text:span text:style-name="T1">1) Add/</text:span><text:span text:style-name="T7">install</text:span><text:span text:style-name="T1"> the kubernetes repository GPG key:</text:span></text:p>
      <text:p text:style-name="P57"><text:tab/>curl -s https://packages.cloud.google.com/apt/doc/apt-key.gpg | sudo apt-key add -</text:p>
      <text:p text:style-name="P57"/>
      <text:p text:style-name="P96">2) Add the kubernetes repository:</text:p>
      <text:p text:style-name="P60"/>
      <text:p text:style-name="P57">cat &lt;&lt; EOF | sudo tee /etc/apt/sources.list.d/kubernetes.list</text:p>
      <text:p text:style-name="P57">deb https://apt.kubernetes.io/ kubernetes-xenial main</text:p>
      <text:p text:style-name="P57">EOF</text:p>
      <text:p text:style-name="P57"/>
      <text:p text:style-name="P97"><text:soft-page-break/>3) Reload the apt sources list with the new info:</text:p>
      <text:p text:style-name="P57"><text:tab/>sudo apt-get update</text:p>
      <text:p text:style-name="P57"/>
      <text:p text:style-name="P61"><text:span text:style-name="T1">4)</text:span> <text:span text:style-name="T1">Install packages:</text:span></text:p>
      <text:p text:style-name="P57"><text:tab/>sudo apt-get install -y kubelet=1.12.7-00 kubeadm=1.12.7-00 kubectl=1.12.7-00</text:p>
      <text:p text:style-name="P114"><text:tab/>sudo apt-get install -y kubelet <text:s/>kubeadm <text:s/>kubectl</text:p>
      <text:p text:style-name="P62"><text:span text:style-name="T1">5)</text:span> <text:span text:style-name="T1">Prevent auto updates for kube packages:</text:span></text:p>
      <text:p text:style-name="P57"><text:tab/>sudo apt-mark hold kubelet kubeadm kubectl</text:p>
      <text:p text:style-name="P57"/>
      <text:p text:style-name="P64">You will see:</text:p>
      <text:p text:style-name="P57">kubelet set on hold.</text:p>
      <text:p text:style-name="P57">kubeadm set on hold.</text:p>
      <text:p text:style-name="P57">kubectl set on hold.</text:p>
      <text:p text:style-name="P57"/>
      <text:p text:style-name="P63">6) <text:span text:style-name="T1">Check the version:</text:span></text:p>
      <text:p text:style-name="P57">kubeadm version</text:p>
      <text:p text:style-name="P48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Horizontal_20_Line"/>
      <text:p text:style-name="P57"/>
      <text:p text:style-name="P57"/>
      <text:p text:style-name="P44">Bootstrapping the Cluster: </text:p>
      <text:p text:style-name="P98"/>
      <text:p text:style-name="P99">To run on the Master Node:</text:p>
      <text:p text:style-name="P87">Initialize the cluster: <text:span text:style-name="T35">Bootstrap a k8s control-plane node.</text:span></text:p>
      <text:p text:style-name="P58"><text:tab/>sudo kubeadm init --pod-network-cidr=10.244.0.0/16 <text:s text:c="3"/></text:p>
      <text:p text:style-name="P58"/>
      <text:p text:style-name="P65">This will take a while, at the end the output of the command will display you the <text:span text:style-name="T37">below commands that you have to run in the master to create the config file:</text:span></text:p>
      <text:p text:style-name="P58"/>
      <text:p text:style-name="P89">Create the config file:</text:p>
      <text:p text:style-name="P58">mkdir -p $HOME/.kube</text:p>
      <text:p text:style-name="P58">sudo cp -i /etc/kubernetes/admin.conf $HOME/.kube/config</text:p>
      <text:p text:style-name="P58">sudo chown $(id -u):$(id -g) $HOME/.kube/config<text:tab/></text:p>
      <text:p text:style-name="P57"/>
      <text:p text:style-name="P57"/>
      <text:p text:style-name="P89">Join the client nodes to the master:</text:p>
      <text:p text:style-name="P100">To run on the Client/Worker Nodes:</text:p>
      <text:p text:style-name="P67">The below command will appear on the output of kubeadmn as well.</text:p>
      <text:p text:style-name="P67">You have to run it on all the <text:span text:style-name="T38">client nodes</text:span> of the cluster</text:p>
      <text:p text:style-name="P67">First copy the command and paste it on a notepad to fix the spaces</text:p>
      <text:p text:style-name="P67"/>
      <text:p text:style-name="P57"/>
      <text:p text:style-name="P57">You can now join any number of machines by running the following on each node</text:p>
      <text:p text:style-name="P57">as root:</text:p>
      <text:p text:style-name="P57"/>
      <text:p text:style-name="P57"><text:soft-page-break/><text:span text:style-name="T40">sudo</text:span> <text:s/>kubeadm join 172.31.112.158:6443 --token 95iyny.jo7ic3qlt1c6usk7 --discovery-token-ca-cert-hash sha256:ac53a8f4515e8d96391fad9c74af44049c79b0db6fee15f338f1234c1e608267</text:p>
      <text:p text:style-name="P66"/>
      <text:p text:style-name="P88">Output:</text:p>
      <text:p text:style-name="P49">root@kube_node1:~# kubeadm join 172.31.112.158:6443 --token 95iyny.jo7ic3qlt1c6usk7 --discovery-token-ca-cert-hash sha256:ac53a8f4515e8d96391fad9c74af44049c79b0db6fee15f338f1234c1e608267</text:p>
      <text:p text:style-name="P49">[preflight] running pre-flight checks</text:p>
      <text:p text:style-name="P49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49">you can solve this problem with following methods:</text:p>
      <text:p text:style-name="P49"><text:s/>1. Run 'modprobe -- ' to load missing kernel modules;</text:p>
      <text:p text:style-name="P49">2. Provide the missing builtin kernel ipvs support</text:p>
      <text:p text:style-name="P49"/>
      <text:p text:style-name="P49">[discovery] Trying to connect to API Server "172.31.112.158:6443"</text:p>
      <text:p text:style-name="P49">[discovery] Created cluster-info discovery client, requesting info from "https://172.31.112.158:6443"</text:p>
      <text:p text:style-name="P49">[discovery] Requesting info from "https://172.31.112.158:6443" again to validate TLS against the pinned public key</text:p>
      <text:p text:style-name="P49">[discovery] Cluster info signature and contents are valid and TLS certificate validates against pinned roots, will use API Server "172.31.112.158:6443"</text:p>
      <text:p text:style-name="P49">[discovery] Successfully established connection with API Server "172.31.112.158:6443"</text:p>
      <text:p text:style-name="P49">[kubelet] Downloading configuration for the kubelet from the "kubelet-config-1.12" ConfigMap in the kube-system namespace</text:p>
      <text:p text:style-name="P49">[kubelet] Writing kubelet configuration to file "/var/lib/kubelet/config.yaml"</text:p>
      <text:p text:style-name="P49">[kubelet] Writing kubelet environment file with flags to file "/var/lib/kubelet/kubeadm-flags.env"</text:p>
      <text:p text:style-name="P49">[preflight] Activating the kubelet service</text:p>
      <text:p text:style-name="P49">[tlsbootstrap] Waiting for the kubelet to perform the TLS Bootstrap...</text:p>
      <text:p text:style-name="P49">[patchnode] Uploading the CRI Socket information "/var/run/dockershim.sock" to the Node API object "kubenode1.mylabserver.com" as an annotation</text:p>
      <text:p text:style-name="P49"/>
      <text:p text:style-name="P49">This node has joined the cluster:</text:p>
      <text:p text:style-name="P49">* Certificate signing request was sent to apiserver and a response was received.</text:p>
      <text:p text:style-name="P49">* The Kubelet was informed of the new secure connection details.</text:p>
      <text:p text:style-name="P49"/>
      <text:p text:style-name="P49">Run 'kubectl get nodes' on the master to see this node join the cluster.</text:p>
      <text:p text:style-name="P57"/>
      <text:p text:style-name="P57"/>
      <text:p text:style-name="P90">Check versions:</text:p>
      <text:p text:style-name="P57"><text:tab/>kubectl version</text:p>
      <text:p text:style-name="P57"/>
      <text:p text:style-name="P68">The master will display the client and master versions:</text:p>
      <text:p text:style-name="P68"/>
      <text:p text:style-name="P50"><text:span text:style-name="T1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50"><text:span text:style-name="T1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50"/>
      <text:p text:style-name="P69">The clients will show only the client version.</text:p>
      <text:p text:style-name="P69"/>
      <text:p text:style-name="P69"/>
      <text:p text:style-name="P70"><text:span text:style-name="T1">Check all nodes in the cluster</text:span>, only available from master:</text:p>
      <text:p text:style-name="P70"/>
      <text:p text:style-name="P70">root@kube_master:~# <text:span text:style-name="T1">kubectl get nodes</text:span></text:p>
      <text:p text:style-name="P70">NAME <text:s text:c="24"/>STATUS <text:s text:c="4"/>ROLES <text:s text:c="3"/>AGE <text:s text:c="4"/>VERSION</text:p>
      <text:p text:style-name="P70"><text:soft-page-break/>kubemaster.mylabserver.com <text:s text:c="2"/>NotReady <text:s text:c="2"/>master <text:s text:c="2"/>16m <text:s text:c="4"/>v1.12.7</text:p>
      <text:p text:style-name="P70">kubenode1.mylabserver.com <text:s text:c="3"/>NotReady <text:s text:c="2"/>&lt;none&gt; <text:s text:c="2"/>8m36s <text:s text:c="2"/>v1.12.7</text:p>
      <text:p text:style-name="P70">kubenode2.mylabserver.com <text:s text:c="3"/>NotReady <text:s text:c="2"/>&lt;none&gt; <text:s text:c="2"/>8m10s <text:s text:c="2"/>v1.12.7</text:p>
      <text:p text:style-name="P68"/>
      <text:p text:style-name="Horizontal_20_Line"/>
      <text:p text:style-name="P57"/>
      <text:p text:style-name="P57"/>
      <text:p text:style-name="P57"/>
      <text:p text:style-name="P57"/>
      <text:p text:style-name="P44">Configuring Networking with Flannel:</text:p>
      <text:p text:style-name="P44"/>
      <text:p text:style-name="P72">Kubernetes provides a variety of networking solutions, we will use Flannel here. </text:p>
      <text:p text:style-name="P74"/>
      <text:p text:style-name="P94">Permanently set this value, even if you restart the node. <text:span text:style-name="T66">On all the nodes on the cluster</text:span><text:span text:style-name="T68">. </text:span></text:p>
      <text:p text:style-name="P72"/>
      <text:p text:style-name="P72"><text:tab/>echo "net.bridge.bridge-nf-call-iptables=1" | sudo tee -a /etc/sysctl.conf</text:p>
      <text:p text:style-name="P73"/>
      <text:p text:style-name="P82">Apply the changes:</text:p>
      <text:p text:style-name="P73"><text:tab/>sudo sysctl -p</text:p>
      <text:p text:style-name="P73"/>
      <text:p text:style-name="P73"/>
      <text:p text:style-name="P75"><text:span text:style-name="T1">Install Flannel,</text:span> <text:span text:style-name="T67">only on Master node:</text:span></text:p>
      <text:p text:style-name="P75"/>
      <text:p text:style-name="P83">Load a yml file from internet. Will be applied on the cluster.</text:p>
      <text:p text:style-name="P83"/>
      <text:p text:style-name="P75">kubectl apply -f https://raw.githubusercontent.com/coreos/flannel/bc79dd1505b0c8681ece4de4c0d86c5cd2643275/Documentation/kube-flannel.yml </text:p>
      <text:p text:style-name="P75"/>
      <text:p text:style-name="P85"/>
      <text:p text:style-name="P85"/>
      <text:p text:style-name="P85"/>
      <text:p text:style-name="P85"/>
      <text:p text:style-name="P85">You will see this:</text:p>
      <text:p text:style-name="P85"/>
      <text:p text:style-name="P55">root@ip-10-0-1-101:~# <text:span text:style-name="T1">kubectl apply -f https://raw.githubusercontent.com/coreos/flannel/bc79dd1505b0c8681ece4de4c0d86c5cd2643275/Documentation/kube-flannel.yml</text:span></text:p>
      <text:p text:style-name="P55">clusterrole.rbac.authorization.k8s.io/flannel created</text:p>
      <text:p text:style-name="P55">clusterrolebinding.rbac.authorization.k8s.io/flannel created</text:p>
      <text:p text:style-name="P55">serviceaccount/flannel created</text:p>
      <text:p text:style-name="P55">configmap/kube-flannel-cfg created</text:p>
      <text:p text:style-name="P55">daemonset.extensions/kube-flannel-ds-amd64 created</text:p>
      <text:p text:style-name="P55">daemonset.extensions/kube-flannel-ds-arm64 created</text:p>
      <text:p text:style-name="P55">daemonset.extensions/kube-flannel-ds-arm created</text:p>
      <text:p text:style-name="P55">daemonset.extensions/kube-flannel-ds-ppc64le created</text:p>
      <text:p text:style-name="P55">daemonset.extensions/kube-flannel-ds-s390x created</text:p>
      <text:p text:style-name="P85"/>
      <text:p text:style-name="P85"/>
      <text:p text:style-name="P91">Check node status:</text:p>
      <text:p text:style-name="P76"><text:soft-page-break/></text:p>
      <text:p text:style-name="P76">Will take a while, as you an see below:</text:p>
      <text:p text:style-name="P76"/>
      <text:p text:style-name="P76">root@kube_master:~# <text:span text:style-name="T1">kubectl get nodes</text:span></text:p>
      <text:p text:style-name="P76">NAME <text:s text:c="24"/>STATUS <text:s text:c="4"/>ROLES <text:s text:c="3"/>AGE <text:s text:c="2"/>VERSION</text:p>
      <text:p text:style-name="P76">kubemaster.mylabserver.com <text:s text:c="2"/><text:span text:style-name="T1">NotReady </text:span><text:s text:c="2"/>master <text:s text:c="2"/>35m <text:s text:c="2"/>v1.12.7</text:p>
      <text:p text:style-name="P76">kubenode1.mylabserver.com <text:s text:c="3"/>NotReady <text:s text:c="2"/>&lt;none&gt; <text:s text:c="2"/>27m <text:s text:c="2"/>v1.12.7</text:p>
      <text:p text:style-name="P76">kubenode2.mylabserver.com <text:s text:c="3"/>NotReady <text:s text:c="2"/>&lt;none&gt; <text:s text:c="2"/>26m <text:s text:c="2"/>v1.12.7</text:p>
      <text:p text:style-name="P76">root@kube_master:~# <text:span text:style-name="T1">kubectl get nodes</text:span></text:p>
      <text:p text:style-name="P76">NAME <text:s text:c="24"/>STATUS <text:s text:c="2"/>ROLES <text:s text:c="3"/>AGE <text:s text:c="2"/>VERSION</text:p>
      <text:p text:style-name="P76">kubemaster.mylabserver.com <text:s text:c="2"/><text:span text:style-name="T1">Ready </text:span><text:s text:c="3"/>master <text:s text:c="2"/>36m <text:s text:c="2"/>v1.12.7</text:p>
      <text:p text:style-name="P76">kubenode1.mylabserver.com <text:s text:c="3"/>Ready <text:s text:c="3"/>&lt;none&gt; <text:s text:c="2"/>28m <text:s text:c="2"/>v1.12.7</text:p>
      <text:p text:style-name="P76">kubenode2.mylabserver.com <text:s text:c="3"/>Ready <text:s text:c="3"/>&lt;none&gt; <text:s text:c="2"/>28m <text:s text:c="2"/>v1.12.7</text:p>
      <text:p text:style-name="P76"/>
      <text:p text:style-name="P92">Check pod status:</text:p>
      <text:p text:style-name="P76">root@kube_master:~# <text:span text:style-name="T1">kubectl get pods -n kube-system</text:span></text:p>
      <text:p text:style-name="P51">NAME <text:s text:c="48"/><text:tab/>READY <text:s text:c="2"/>STATUS <text:s text:c="13"/>RESTARTS <text:s text:c="2"/>AGE</text:p>
      <text:p text:style-name="P51">coredns-576cbf47c7-9787h <text:s text:c="28"/>0/1 <text:s text:c="4"/>ContainerCreating <text:s text:c="2"/>0 <text:s text:c="9"/>39m</text:p>
      <text:p text:style-name="P51">coredns-576cbf47c7-v4j4r <text:s text:c="28"/>0/1 <text:s text:c="4"/>ContainerCreating <text:s text:c="2"/>0 <text:s text:c="9"/>39m</text:p>
      <text:p text:style-name="P51">etcd-kubemaster.mylabserver.com <text:s text:c="21"/>1/1 <text:s text:c="4"/>Running <text:s text:c="12"/>0 <text:s text:c="9"/>38m</text:p>
      <text:p text:style-name="P51">kube-apiserver-kubemaster.mylabserver.com <text:s text:c="11"/>1/1 <text:s text:c="4"/>Running <text:s text:c="12"/>0 <text:s text:c="9"/>38m</text:p>
      <text:p text:style-name="P51">kube-controller-manager-kubemaster.mylabserver.com <text:s text:c="2"/>1/1 <text:s text:c="4"/>Running <text:s text:c="12"/>0 <text:s text:c="9"/>38m</text:p>
      <text:p text:style-name="P51"><text:span text:style-name="T1">kube-flannel-ds-amd64-44459 <text:s text:c="2"/></text:span><text:s text:c="23"/>0/1 <text:s text:c="4"/>CrashLoopBackOff <text:s text:c="3"/>5 <text:s text:c="9"/>4m8s</text:p>
      <text:p text:style-name="P51"><text:span text:style-name="T1">kube-flannel-ds-amd64-94qfg </text:span><text:s text:c="25"/>0/1 <text:s text:c="4"/>CrashLoopBackOff <text:s text:c="3"/>5 <text:s text:c="9"/>4m7s</text:p>
      <text:p text:style-name="P51"><text:span text:style-name="T1">kube-flannel-ds-amd64-vw8fh</text:span> <text:s text:c="25"/>0/1 <text:s text:c="4"/>CrashLoopBackOff <text:s text:c="3"/>5 <text:s text:c="9"/>4m7s</text:p>
      <text:p text:style-name="P51">kube-proxy-4jf7p <text:s text:c="36"/><text:tab/>1/1 <text:s text:c="4"/>Running <text:s text:c="12"/>0 <text:s text:c="9"/>39m</text:p>
      <text:p text:style-name="P51">kube-proxy-b25bp <text:s text:c="39"/>1/1 <text:s text:c="4"/>Running <text:s text:c="12"/>0 <text:s text:c="9"/>30m</text:p>
      <text:p text:style-name="P51">kube-proxy-fx6sc <text:s text:c="46"/>1/1 <text:s text:c="4"/>Running <text:s text:c="12"/>0 <text:s text:c="9"/>31m</text:p>
      <text:p text:style-name="P51">kube-scheduler-kubemaster.mylabserver.com <text:s text:c="11"/>1/1 <text:s text:c="4"/>Running <text:s text:c="12"/>0 <text:s text:c="9"/>38m</text:p>
      <text:p text:style-name="Horizontal_20_Line"/>
      <text:p text:style-name="P51"/>
      <text:p text:style-name="P51"/>
      <text:p text:style-name="P51"/>
      <text:p text:style-name="P51"/>
      <text:p text:style-name="P86">Po<text:span text:style-name="T74">s</text:span>sible <text:span text:style-name="T72">command to run to fix the network problem:</text:span></text:p>
      <text:p text:style-name="P51"/>
      <text:p text:style-name="P51">kubectl create -f https://raw.githubusercontent.com/coreos/flannel/master/Documentation/kube-flannel-rbac.yml</text:p>
      <text:p text:style-name="P51">kubectl create -f https://raw.githubusercontent.com/coreos/flannel/master/Documentation/kube-flannel.yml </text:p>
      <text:p text:style-name="P54"/>
      <text:p text:style-name="P56">To fix the coredns starting stuff:</text:p>
      <text:p text:style-name="P51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51"/>
      <text:p text:style-name="P51"/>
      <text:p text:style-name="P79">Master node, initialized cluster, not joined the worker nodes yet:</text:p>
      <text:p text:style-name="P79"/>
      <text:p text:style-name="P79">root@andrewjobson2c:~#<text:span text:style-name="T1"> kubectl get pods -n kube-system</text:span></text:p>
      <text:p text:style-name="P79">NAME <text:s text:c="50"/><text:tab/> <text:s text:c="4"/>READY <text:s text:c="2"/>STATUS <text:s text:c="3"/>RESTARTS <text:s text:c="2"/>AGE</text:p>
      <text:p text:style-name="P52">coredns-576cbf47c7-lr6d2 <text:s text:c="31"/><text:tab/><text:tab/> <text:s text:c="3"/>0/1 <text:s text:c="4"/>Pending <text:s text:c="2"/>0 <text:s text:c="9"/>3m41s</text:p>
      <text:p text:style-name="P52">coredns-576cbf47c7-qt9ch <text:s text:c="32"/><text:tab/><text:tab/> <text:s text:c="3"/>0/1 <text:s text:c="4"/>Pending <text:s text:c="2"/>0 <text:s text:c="9"/>3m41s</text:p>
      <text:p text:style-name="P52">etcd-andrewjobson2c.mylabserver.com <text:s text:c="18"/><text:tab/> <text:tab/> <text:s text:c="4"/>1/1 <text:s text:c="4"/>Running <text:s text:c="2"/>0 <text:s text:c="9"/>2m59s</text:p>
      <text:p text:style-name="P52">kube-apiserver-andrewjobson2c.mylabserver.com <text:s text:c="2"/><text:tab/> <text:tab/> <text:s text:c="4"/>1/1 <text:s text:c="4"/>Running <text:s text:c="2"/>0 <text:s text:c="9"/>3m1s</text:p>
      <text:p text:style-name="P52">kube-controller-manager-andrewjobson2c.mylabserver.com <text:s text:c="7"/>1/1 <text:s text:c="4"/>Running <text:s text:c="2"/>0 <text:s text:c="9"/>3m</text:p>
      <text:p text:style-name="P52">kube-proxy-6kjzx <text:s text:c="37"/><text:tab/><text:tab/><text:tab/> <text:s text:c="3"/>1/1 <text:s text:c="4"/>Running <text:s text:c="2"/>0 <text:s text:c="9"/>3m42s</text:p>
      <text:p text:style-name="P52"><text:soft-page-break/>kube-scheduler-andrewjobson2c.mylabserver.com <text:s text:c="7"/><text:tab/> <text:s text:c="3"/>1/1 <text:s text:c="4"/>Running <text:s text:c="2"/>0 <text:s text:c="9"/>3m4s</text:p>
      <text:p text:style-name="P76"/>
      <text:p text:style-name="P76"/>
      <text:p text:style-name="P76">root@andrewjobson2c:~# <text:span text:style-name="T1">kubectl get nodes</text:span></text:p>
      <text:p text:style-name="P76">NAME <text:s text:c="28"/><text:tab/><text:tab/>STATUS <text:s text:c="4"/>ROLES <text:s text:c="3"/>AGE <text:s text:c="4"/>VERSION</text:p>
      <text:p text:style-name="P76">andrewjobson2c.mylabserver.com <text:s text:c="2"/>NotReady <text:s text:c="4"/>master <text:s text:c="4"/>3m39s <text:s text:c="3"/>v1.12.7</text:p>
      <text:p text:style-name="P76"/>
      <text:p text:style-name="P76"/>
      <text:p text:style-name="P76"/>
      <text:p text:style-name="P93">Joining the worker node, warning for ssh stuff:</text:p>
      <text:p text:style-name="P80"/>
      <text:p text:style-name="P53">root@andrewjobson4c:~# <text:span text:style-name="T1">kubeadm join 172.31.126.150:6443 --token 2bjy73.pth74xq4yxv5bkni --discovery-token-ca-cert-hash sha256:0a786827cc7d5b7046912d242d4c8c780f2b83a9f92165fe7e346592976693ce</text:span></text:p>
      <text:p text:style-name="P53">[preflight] running pre-flight checks</text:p>
      <text:p text:style-name="P53"><text:tab/>[<text:span text:style-name="T1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53">you can solve this problem with following methods:</text:p>
      <text:p text:style-name="P53"><text:s/>1. Run 'modprobe -- ' to load missing kernel modules;</text:p>
      <text:p text:style-name="P53">2. Provide the missing builtin kernel ipvs support</text:p>
      <text:p text:style-name="P53"/>
      <text:p text:style-name="P53">[discovery] Trying to connect to API Server "172.31.126.150:6443"</text:p>
      <text:p text:style-name="P53">[discovery] Created cluster-info discovery client, requesting info from "https://172.31.126.150:6443"</text:p>
      <text:p text:style-name="P53">[discovery] Requesting info from "https://172.31.126.150:6443" again to validate TLS against the pinned public key</text:p>
      <text:p text:style-name="P53">[discovery] Cluster info signature and contents are valid and TLS certificate validates against pinned roots, will use API Server "172.31.126.150:6443"</text:p>
      <text:p text:style-name="P53">[discovery] Successfully established connection with API Server "172.31.126.150:6443"</text:p>
      <text:p text:style-name="P53">[kubelet] Downloading configuration for the kubelet from the "kubelet-config-1.12" ConfigMap in the kube-system namespace</text:p>
      <text:p text:style-name="P53">[kubelet] Writing kubelet configuration to file "/var/lib/kubelet/config.yaml"</text:p>
      <text:p text:style-name="P53">[kubelet] Writing kubelet environment file with flags to file "/var/lib/kubelet/kubeadm-flags.env"</text:p>
      <text:p text:style-name="P53">[preflight] Activating the kubelet service</text:p>
      <text:p text:style-name="P53">[tlsbootstrap] Waiting for the kubelet to perform the TLS Bootstrap...</text:p>
      <text:p text:style-name="P53">[patchnode] Uploading the CRI Socket information "/var/run/dockershim.sock" to the Node API object "andrewjobson4c.mylabserver.com" as an annotation</text:p>
      <text:p text:style-name="P53"/>
      <text:p text:style-name="P53">This node has joined the cluster:</text:p>
      <text:p text:style-name="P53">* Certificate signing request was sent to apiserver and a response was received.</text:p>
      <text:p text:style-name="P53">* The Kubelet was informed of the new secure connection details.</text:p>
      <text:p text:style-name="P53"/>
      <text:p text:style-name="P53">Run 'kubectl get nodes' on the master to see this node join the cluster.</text:p>
      <text:p text:style-name="P53"/>
      <text:p text:style-name="P80"><text:a xlink:type="simple" xlink:href="mailto:root@andrewjobson4c" text:style-name="Internet_20_link" text:visited-style-name="Visited_20_Internet_20_Link"><text:span text:style-name="T39">root@andrewjobson4c</text:span></text:a><text:span text:style-name="T39">:~#</text:span></text:p>
      <text:p text:style-name="P80"/>
      <text:p text:style-name="P80"/>
      <text:p text:style-name="P80"/>
      <text:p text:style-name="P95">Pod log on master: <text:s/></text:p>
      <text:p text:style-name="P81">/var/log/pods/83cdefac-9cf3-11e9-aeba-020af0bf07f4/kube-flannel/13.log</text:p>
      <text:p text:style-name="P81">Error registering network: failed to acquire lease:</text:p>
      <text:p text:style-name="P76"/>
      <text:p text:style-name="P76"/>
      <text:p text:style-name="P76"/>
      <text:p text:style-name="Horizontal_20_Line"/>
      <text:p text:style-name="P76"/>
      <text:p text:style-name="P127"><text:soft-page-break/>Testing the network:</text:p>
      <text:p text:style-name="P76"/>
      <text:p text:style-name="P117">We are going to create two pods with nginx and another <text:span text:style-name="T76">node (called busybox)</text:span> which allows us to do a GET</text:p>
      <text:p text:style-name="P117"/>
      <text:p text:style-name="P118">From busybox we will do a GET request to one of the nginx, showing that the network works correctly because all nodes have different IP addresses.</text:p>
      <text:p text:style-name="P118"/>
      <text:p text:style-name="P119">First of all we have to deploy the pods <text:span text:style-name="T70">on the Master Node</text:span>:</text:p>
      <text:p text:style-name="P76"/>
      <text:p text:style-name="P51">cat &lt;&lt; EOF | <text:span text:style-name="T1">kubectl create -f -</text:span></text:p>
      <text:p text:style-name="P51">apiVersion: apps/v1</text:p>
      <text:p text:style-name="P51">kind: Deployment</text:p>
      <text:p text:style-name="P51">metadata:</text:p>
      <text:p text:style-name="P51"><text:s text:c="2"/>name: nginx</text:p>
      <text:p text:style-name="P51"><text:s text:c="2"/>labels:</text:p>
      <text:p text:style-name="P51"><text:s text:c="4"/>app: <text:span text:style-name="T1">nginx</text:span></text:p>
      <text:p text:style-name="P51">spec:</text:p>
      <text:p text:style-name="P51"><text:s/><text:span text:style-name="T1"><text:s/>replicas: 2</text:span></text:p>
      <text:p text:style-name="P51"><text:s text:c="2"/>selector:</text:p>
      <text:p text:style-name="P51"><text:s text:c="4"/>matchLabels:</text:p>
      <text:p text:style-name="P51"><text:s text:c="6"/>app: nginx</text:p>
      <text:p text:style-name="P51"><text:s text:c="2"/>template:</text:p>
      <text:p text:style-name="P51"><text:s text:c="4"/>metadata:</text:p>
      <text:p text:style-name="P51"><text:s text:c="6"/>labels:</text:p>
      <text:p text:style-name="P51"><text:s text:c="8"/>app: nginx</text:p>
      <text:p text:style-name="P51"><text:s text:c="4"/>spec:</text:p>
      <text:p text:style-name="P51"><text:s text:c="6"/>containers:</text:p>
      <text:p text:style-name="P51"><text:s text:c="6"/>- name: nginx</text:p>
      <text:p text:style-name="P51"><text:s text:c="8"/>image: nginx:1.15.4</text:p>
      <text:p text:style-name="P51"><text:s text:c="8"/>ports:</text:p>
      <text:p text:style-name="P51"><text:s text:c="8"/>- containerPort: 80</text:p>
      <text:p text:style-name="P51">EOF</text:p>
      <text:p text:style-name="P76"/>
      <text:p text:style-name="P120">If all is ok you have to see:</text:p>
      <text:p text:style-name="P125">deployment.apps/nginx created</text:p>
      <text:p text:style-name="P76"/>
      <text:p text:style-name="P76"/>
      <text:p text:style-name="P125">Now the busybox pod:</text:p>
      <text:p text:style-name="P120"/>
      <text:p text:style-name="P129">cat &lt;&lt; EOF | <text:span text:style-name="T1">kubectl create -f -</text:span></text:p>
      <text:p text:style-name="P129">apiVersion: v1</text:p>
      <text:p text:style-name="P129">kind: Pod</text:p>
      <text:p text:style-name="P129">metadata:</text:p>
      <text:p text:style-name="P129"><text:s text:c="2"/>name: <text:span text:style-name="T1">busybox</text:span></text:p>
      <text:p text:style-name="P129">spec:</text:p>
      <text:p text:style-name="P129"><text:s text:c="2"/>containers:</text:p>
      <text:p text:style-name="P129"><text:s text:c="2"/>- name: busybox</text:p>
      <text:p text:style-name="P129"><text:s text:c="4"/>image: radial/busyboxplus:curl</text:p>
      <text:p text:style-name="P129"><text:s text:c="4"/>args:</text:p>
      <text:p text:style-name="P129"><text:s text:c="4"/>- sleep</text:p>
      <text:p text:style-name="P129"><text:s text:c="4"/>- "1000"</text:p>
      <text:p text:style-name="P129">EOF</text:p>
      <text:p text:style-name="P120"/>
      <text:p text:style-name="P120"><text:soft-page-break/></text:p>
      <text:p text:style-name="P121">Worked fine:</text:p>
      <text:p text:style-name="P126">pod/busybox created</text:p>
      <text:p text:style-name="P120"/>
      <text:p text:style-name="P120"/>
      <text:p text:style-name="P122">Checking the new pods:</text:p>
      <text:p text:style-name="P122"/>
      <text:p text:style-name="P122">root@andrewjobson1c:~#<text:span text:style-name="T1"> kubectl get pods</text:span></text:p>
      <text:p text:style-name="P122">NAME <text:s text:c="18"/><text:tab/><text:tab/><text:tab/> READY <text:s text:c="2"/>STATUS <text:s text:c="3"/>RESTARTS <text:s text:c="2"/>AGE</text:p>
      <text:p text:style-name="P122">busybox <text:s text:c="16"/>1/1 <text:s text:c="4"/><text:tab/><text:tab/>Running <text:s text:c="6"/>0 <text:s text:c="14"/>50s</text:p>
      <text:p text:style-name="P122">nginx-9b644dcd5-j9v9k <text:s text:c="2"/>1/1 <text:s text:c="4"/><text:tab/>Running <text:s text:c="6"/>0 <text:s text:c="14"/>3m16s</text:p>
      <text:p text:style-name="P122">nginx-9b644dcd5-mrn7w <text:s text:c="2"/>1/1 <text:s text:c="9"/>Running <text:s text:c="6"/>0 <text:s text:c="14"/>3m16s</text:p>
      <text:p text:style-name="P120"/>
      <text:p text:style-name="P123">with kubectl get pods -o wide you will see the IPs as well.</text:p>
      <text:p text:style-name="P123"/>
      <text:p text:style-name="P123"/>
      <text:p text:style-name="P123">Now lets execute the GET: </text:p>
      <text:p text:style-name="P123"/>
      <text:p text:style-name="P123">kubectl exec busybox -- curl <text:span text:style-name="T1">nginx_pod_ip</text:span></text:p>
      <text:p text:style-name="P123">kubectl exec busybox -- curl 10.244.1.4</text:p>
      <text:p text:style-name="P123"/>
      <text:p text:style-name="P124">And we can see it working:</text:p>
      <text:p text:style-name="P124"/>
      <text:p text:style-name="P124">root@andrewjobson1c:~# <text:span text:style-name="T1">kubectl exec busybox -- curl 10.244.1.4</text:span></text:p>
      <text:p text:style-name="P130"><text:s text:c="2"/>% Total <text:s text:c="3"/>% Received % Xferd <text:s/>Average Speed <text:s text:c="2"/>Time <text:s text:c="3"/>Time <text:s text:c="4"/>Time <text:s/>Current</text:p>
      <text:p text:style-name="P130"><text:s text:c="33"/>Dload <text:s/>Upload <text:s text:c="2"/>Total <text:s text:c="2"/>Spent <text:s text:c="3"/>Left <text:s/>Speed</text:p>
      <text:p text:style-name="P130">100 <text:s text:c="2"/>612 <text:s/>100 <text:s text:c="2"/>612 <text:s text:c="3"/>0 <text:s text:c="4"/>0 <text:s text:c="2"/>368k <text:s text:c="5"/>0 --:--:-- --:--:-- --:--:-- <text:s/>597k</text:p>
      <text:p text:style-name="P130">&lt;!DOCTYPE html&gt;</text:p>
      <text:p text:style-name="P130">&lt;html&gt;</text:p>
      <text:p text:style-name="P130">&lt;head&gt;</text:p>
      <text:p text:style-name="P130">&lt;title&gt;<text:span text:style-name="T1">Welcome to nginx!</text:span>&lt;/title&gt;</text:p>
      <text:p text:style-name="P130">&lt;style&gt;</text:p>
      <text:p text:style-name="P130"><text:s text:c="4"/>body {</text:p>
      <text:p text:style-name="P130"><text:s text:c="8"/>width: 35em;</text:p>
      <text:p text:style-name="P130"><text:s text:c="8"/>margin: 0 auto;</text:p>
      <text:p text:style-name="P130"><text:s text:c="8"/>font-family: Tahoma, Verdana, Arial, sans-serif;</text:p>
      <text:p text:style-name="P130"><text:s text:c="4"/>}</text:p>
      <text:p text:style-name="P130">&lt;/style&gt;</text:p>
      <text:p text:style-name="P130">&lt;/head&gt;</text:p>
      <text:p text:style-name="P130">&lt;body&gt;</text:p>
      <text:p text:style-name="P130">&lt;h1&gt;Welcome to nginx!&lt;/h1&gt;</text:p>
      <text:p text:style-name="P130">&lt;p&gt;If you see this page, the nginx web server is successfully installed and</text:p>
      <text:p text:style-name="P130">working. Further configuration is required.&lt;/p&gt;</text:p>
      <text:p text:style-name="P130"/>
      <text:p text:style-name="P130">&lt;p&gt;For online documentation and support please refer to</text:p>
      <text:p text:style-name="P130">&lt;a href="http://nginx.org/"&gt;nginx.org&lt;/a&gt;.&lt;br/&gt;</text:p>
      <text:p text:style-name="P130">Commercial support is available at</text:p>
      <text:p text:style-name="P130">&lt;a href="http://nginx.com/"&gt;nginx.com&lt;/a&gt;.&lt;/p&gt;</text:p>
      <text:p text:style-name="P130"/>
      <text:p text:style-name="P130">&lt;p&gt;&lt;em&gt;Thank you for using nginx.&lt;/em&gt;&lt;/p&gt;</text:p>
      <text:p text:style-name="P130">&lt;/body&gt;</text:p>
      <text:p text:style-name="P130">&lt;/html&gt;</text:p>
      <text:p text:style-name="P120"/>
      <text:p text:style-name="P120"/>
      <text:p text:style-name="P120"/>
      <text:p text:style-name="P120"/>
      <text:p text:style-name="P120"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35:19.253000000</meta:creation-date>
    <dc:date>2019-07-05T00:39:24.715698958</dc:date>
    <meta:editing-duration>P1DT7H21M34S</meta:editing-duration>
    <meta:editing-cycles>189</meta:editing-cycles>
    <meta:generator>LibreOffice/6.1.4.2$MacOSX_X86_64 LibreOffice_project/9d0f32d1f0b509096fd65e0d4bec26ddd1938fd3</meta:generator>
    <meta:document-statistic meta:table-count="0" meta:image-count="0" meta:object-count="0" meta:page-count="12" meta:paragraph-count="350" meta:word-count="2426" meta:character-count="20415" meta:non-whitespace-character-count="16578"/>
  </office:meta>
</office:document-meta>
</file>